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1" svg:font-family="Calibri"/>
    <style:font-face style:name="Cambria1" svg:font-family="Cambri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33cm"/>
    </style:style>
    <style:style style:name="co2" style:family="table-column">
      <style:table-column-properties fo:break-before="auto" style:column-width="10.388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7.62cm"/>
    </style:style>
    <style:style style:name="co5" style:family="table-column">
      <style:table-column-properties fo:break-before="auto" style:column-width="1.879cm"/>
    </style:style>
    <style:style style:name="co6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1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8d8d8" fo:border="0.002cm solid #000000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0.002cm solid #000000" fo:background-color="#d8d8d8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ield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3" office:value-type="string">
            <text:p>Description</text:p>
          </table:table-cell>
          <table:table-cell table:number-columns-repeated="1020"/>
        </table:table-row>
        <table:table-row table:style-name="ro1">
          <table:table-cell office:value-type="string">
            <text:p>P4</text:p>
          </table:table-cell>
          <table:table-cell office:value-type="string">
            <text:p>IDC 10</text:p>
          </table:table-cell>
          <table:table-cell office:value-type="float" office:value="1">
            <text:p>1</text:p>
          </table:table-cell>
          <table:table-cell office:value-type="string">
            <text:p>PoStep25-32 Connector</text:p>
          </table:table-cell>
          <table:table-cell table:number-columns-repeated="1020"/>
        </table:table-row>
        <table:table-row table:style-name="ro1">
          <table:table-cell office:value-type="string">
            <text:p>P3</text:p>
          </table:table-cell>
          <table:table-cell office:value-type="string">
            <text:p>Header Straight 1x02</text:p>
          </table:table-cell>
          <table:table-cell office:value-type="float" office:value="1">
            <text:p>1</text:p>
          </table:table-cell>
          <table:table-cell office:value-type="string">
            <text:p>Limit Switch Connector</text:p>
          </table:table-cell>
          <table:table-cell table:number-columns-repeated="1020"/>
        </table:table-row>
        <table:table-row table:style-name="ro1">
          <table:table-cell office:value-type="string">
            <text:p>U4,U6</text:p>
          </table:table-cell>
          <table:table-cell office:value-type="string">
            <text:p>DLT1111</text:p>
          </table:table-cell>
          <table:table-cell office:value-type="float" office:value="2">
            <text:p>2</text:p>
          </table:table-cell>
          <table:table-cell office:value-type="string">
            <text:p>DLT1111</text:p>
          </table:table-cell>
          <table:table-cell table:number-columns-repeated="1020"/>
        </table:table-row>
        <table:table-row table:style-name="ro1">
          <table:table-cell office:value-type="string">
            <text:p>U5</text:p>
          </table:table-cell>
          <table:table-cell office:value-type="string">
            <text:p>DLR1111</text:p>
          </table:table-cell>
          <table:table-cell office:value-type="float" office:value="1">
            <text:p>1</text:p>
          </table:table-cell>
          <table:table-cell office:value-type="string">
            <text:p>DLR1111</text:p>
          </table:table-cell>
          <table:table-cell table:number-columns-repeated="1020"/>
        </table:table-row>
        <table:table-row table:style-name="ro1">
          <table:table-cell office:value-type="string">
            <text:p>P5</text:p>
          </table:table-cell>
          <table:table-cell office:value-type="string">
            <text:p>Header Straight 1x06</text:p>
          </table:table-cell>
          <table:table-cell office:value-type="float" office:value="1">
            <text:p>1</text:p>
          </table:table-cell>
          <table:table-cell office:value-type="string">
            <text:p>JTAG Programming Interface</text:p>
          </table:table-cell>
          <table:table-cell table:number-columns-repeated="1020"/>
        </table:table-row>
        <table:table-row table:style-name="ro1">
          <table:table-cell office:value-type="string">
            <text:p>U7</text:p>
          </table:table-cell>
          <table:table-cell office:value-type="string">
            <text:p>H11L1S-M</text:p>
          </table:table-cell>
          <table:table-cell office:value-type="float" office:value="1">
            <text:p>1</text:p>
          </table:table-cell>
          <table:table-cell office:value-type="string">
            <text:p>H11L1S-M Optocoupler</text:p>
          </table:table-cell>
          <table:table-cell table:number-columns-repeated="1020"/>
        </table:table-row>
        <table:table-row table:style-name="ro1">
          <table:table-cell office:value-type="string">
            <text:p>U3</text:p>
          </table:table-cell>
          <table:table-cell office:value-type="string">
            <text:p>VQFP44</text:p>
          </table:table-cell>
          <table:table-cell office:value-type="float" office:value="1">
            <text:p>1</text:p>
          </table:table-cell>
          <table:table-cell office:value-type="string">
            <text:p>XC9572XL CPLD</text:p>
          </table:table-cell>
          <table:table-cell table:number-columns-repeated="1020"/>
        </table:table-row>
        <table:table-row table:style-name="ro1">
          <table:table-cell office:value-type="string">
            <text:p>U1</text:p>
          </table:table-cell>
          <table:table-cell office:value-type="string">
            <text:p>SOT-223</text:p>
          </table:table-cell>
          <table:table-cell office:value-type="float" office:value="1">
            <text:p>1</text:p>
          </table:table-cell>
          <table:table-cell office:value-type="string">
            <text:p>TLV1117-3.3V</text:p>
          </table:table-cell>
          <table:table-cell table:number-columns-repeated="1020"/>
        </table:table-row>
        <table:table-row table:style-name="ro1">
          <table:table-cell office:value-type="string">
            <text:p>R5,R7,R8,R9</text:p>
          </table:table-cell>
          <table:table-cell office:value-type="string">
            <text:p>R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table:number-columns-repeated="1020"/>
        </table:table-row>
        <table:table-row table:style-name="ro1">
          <table:table-cell office:value-type="string">
            <text:p>R1,R2,R3,R4,R6</text:p>
          </table:table-cell>
          <table:table-cell office:value-type="string">
            <text:p>R0603</text:p>
          </table:table-cell>
          <table:table-cell office:value-type="float" office:value="5">
            <text:p>5</text:p>
          </table:table-cell>
          <table:table-cell office:value-type="string">
            <text:p>1K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17"/>
        </table:table-row>
        <table:table-row table:style-name="ro1">
          <table:table-cell office:value-type="string">
            <text:p>C10,C9,C8,C7,C6,C4,C3,C2</text:p>
          </table:table-cell>
          <table:table-cell office:value-type="string">
            <text:p>C0603</text:p>
          </table:table-cell>
          <table:table-cell office:value-type="float" office:value="8">
            <text:p>8</text:p>
          </table:table-cell>
          <table:table-cell office:value-type="string">
            <text:p>100nF,25V</text:p>
          </table:table-cell>
          <table:table-cell table:number-columns-repeated="1020"/>
        </table:table-row>
        <table:table-row table:style-name="ro2">
          <table:table-cell office:value-type="string">
            <text:p>C5,C1</text:p>
          </table:table-cell>
          <table:table-cell office:value-type="string">
            <text:p>Tantal Size B</text:p>
          </table:table-cell>
          <table:table-cell office:value-type="float" office:value="2">
            <text:p>2</text:p>
          </table:table-cell>
          <table:table-cell office:value-type="string">
            <text:p>10uF,25V</text:p>
          </table:table-cell>
          <table:table-cell table:number-columns-repeated="1020"/>
        </table:table-row>
        <table:table-row table:style-name="ro1">
          <table:table-cell office:value-type="string">
            <text:p>U2</text:p>
          </table:table-cell>
          <table:table-cell office:value-type="string">
            <text:p>CFPS-9-50M 5mmx3.2mm</text:p>
          </table:table-cell>
          <table:table-cell office:value-type="float" office:value="1">
            <text:p>1</text:p>
          </table:table-cell>
          <table:table-cell office:value-type="string">
            <text:p>CFPS-9-50M XO</text:p>
          </table:table-cell>
          <table:table-cell table:number-columns-repeated="1020"/>
        </table:table-row>
        <table:table-row table:style-name="ro1">
          <table:table-cell office:value-type="string">
            <text:p>D1,D2,D3</text:p>
          </table:table-cell>
          <table:table-cell office:value-type="string">
            <text:p>LED0603</text:p>
          </table:table-cell>
          <table:table-cell office:value-type="float" office:value="3">
            <text:p>3</text:p>
          </table:table-cell>
          <table:table-cell office:value-type="string">
            <text:p>LED Green</text:p>
          </table:table-cell>
          <table:table-cell table:number-columns-repeated="1020"/>
        </table:table-row>
        <table:table-row table:style-name="ro1">
          <table:table-cell office:value-type="string">
            <text:p>D4</text:p>
          </table:table-cell>
          <table:table-cell office:value-type="string">
            <text:p>LED0603</text:p>
          </table:table-cell>
          <table:table-cell office:value-type="float" office:value="1">
            <text:p>1</text:p>
          </table:table-cell>
          <table:table-cell office:value-type="string">
            <text:p>LED Red</text:p>
          </table:table-cell>
          <table:table-cell table:number-columns-repeated="1020"/>
        </table:table-row>
        <table:table-row table:style-name="ro2">
          <table:table-cell office:value-type="string">
            <text:p>SW1</text:p>
          </table:table-cell>
          <table:table-cell office:value-type="string">
            <text:p>OMRON A6S-3102-H</text:p>
          </table:table-cell>
          <table:table-cell office:value-type="float" office:value="1">
            <text:p>1</text:p>
          </table:table-cell>
          <table:table-cell office:value-type="string">
            <text:p>DIP Switch 3-way</text:p>
          </table:table-cell>
          <table:table-cell table:number-columns-repeated="1020"/>
        </table:table-row>
        <table:table-row table:style-name="ro1" table:number-rows-repeated="12">
          <table:table-cell table:style-name="Default" table:number-columns-repeated="4"/>
          <table:table-cell table:number-columns-repeated="1020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1" svg:font-family="Calibri"/>
    <style:font-face style:name="Cambria1" svg:font-family="Cambria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1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20__25__20__2013__20_Poudarek1" style:display-name="20 % – Poudarek1" style:family="table-cell" style:parent-style-name="Default" style:data-style-name="N0">
      <style:table-cell-properties fo:background-color="#dbe5f1"/>
    </style:style>
    <style:style style:name="_32_0_20__25__20__2013__20_Poudarek2" style:display-name="20 % – Poudarek2" style:family="table-cell" style:parent-style-name="Default" style:data-style-name="N0">
      <style:table-cell-properties fo:background-color="#f2dddc"/>
    </style:style>
    <style:style style:name="_32_0_20__25__20__2013__20_Poudarek3" style:display-name="20 % – Poudarek3" style:family="table-cell" style:parent-style-name="Default" style:data-style-name="N0">
      <style:table-cell-properties fo:background-color="#eaf1dd"/>
    </style:style>
    <style:style style:name="_32_0_20__25__20__2013__20_Poudarek4" style:display-name="20 % – Poudarek4" style:family="table-cell" style:parent-style-name="Default" style:data-style-name="N0">
      <style:table-cell-properties fo:background-color="#e5e0ec"/>
    </style:style>
    <style:style style:name="_32_0_20__25__20__2013__20_Poudarek5" style:display-name="20 % – Poudarek5" style:family="table-cell" style:parent-style-name="Default" style:data-style-name="N0">
      <style:table-cell-properties fo:background-color="#dbeef3"/>
    </style:style>
    <style:style style:name="_32_0_20__25__20__2013__20_Poudarek6" style:display-name="20 % – Poudarek6" style:family="table-cell" style:parent-style-name="Default" style:data-style-name="N0">
      <style:table-cell-properties fo:background-color="#fde9d9"/>
    </style:style>
    <style:style style:name="_34_0_20__25__20__2013__20_Poudarek1" style:display-name="40 % – Poudarek1" style:family="table-cell" style:parent-style-name="Default" style:data-style-name="N0">
      <style:table-cell-properties fo:background-color="#b8cce4"/>
    </style:style>
    <style:style style:name="_34_0_20__25__20__2013__20_Poudarek2" style:display-name="40 % – Poudarek2" style:family="table-cell" style:parent-style-name="Default" style:data-style-name="N0">
      <style:table-cell-properties fo:background-color="#e6b9b8"/>
    </style:style>
    <style:style style:name="_34_0_20__25__20__2013__20_Poudarek3" style:display-name="40 % – Poudarek3" style:family="table-cell" style:parent-style-name="Default" style:data-style-name="N0">
      <style:table-cell-properties fo:background-color="#d7e4bc"/>
    </style:style>
    <style:style style:name="_34_0_20__25__20__2013__20_Poudarek4" style:display-name="40 % – Poudarek4" style:family="table-cell" style:parent-style-name="Default" style:data-style-name="N0">
      <style:table-cell-properties fo:background-color="#ccc0da"/>
    </style:style>
    <style:style style:name="_34_0_20__25__20__2013__20_Poudarek5" style:display-name="40 % – Poudarek5" style:family="table-cell" style:parent-style-name="Default" style:data-style-name="N0">
      <style:table-cell-properties fo:background-color="#b6dde8"/>
    </style:style>
    <style:style style:name="_34_0_20__25__20__2013__20_Poudarek6" style:display-name="40 % – Poudarek6" style:family="table-cell" style:parent-style-name="Default" style:data-style-name="N0">
      <style:table-cell-properties fo:background-color="#fcd5b4"/>
    </style:style>
    <style:style style:name="_36_0_20__25__20__2013__20_Poudarek1" style:display-name="60 % – Poudarek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Poudarek2" style:display-name="60 % – Poudarek2" style:family="table-cell" style:parent-style-name="Default" style:data-style-name="N0">
      <style:table-cell-properties fo:background-color="#d99795"/>
      <style:text-properties fo:color="#ffffff"/>
    </style:style>
    <style:style style:name="_36_0_20__25__20__2013__20_Poudarek3" style:display-name="60 % – Poudarek3" style:family="table-cell" style:parent-style-name="Default" style:data-style-name="N0">
      <style:table-cell-properties fo:background-color="#c2d69a"/>
      <style:text-properties fo:color="#ffffff"/>
    </style:style>
    <style:style style:name="_36_0_20__25__20__2013__20_Poudarek4" style:display-name="60 % – Poudarek4" style:family="table-cell" style:parent-style-name="Default" style:data-style-name="N0">
      <style:table-cell-properties fo:background-color="#b2a1c7"/>
      <style:text-properties fo:color="#ffffff"/>
    </style:style>
    <style:style style:name="_36_0_20__25__20__2013__20_Poudarek5" style:display-name="60 % – Poudarek5" style:family="table-cell" style:parent-style-name="Default" style:data-style-name="N0">
      <style:table-cell-properties fo:background-color="#93cddd"/>
      <style:text-properties fo:color="#ffffff"/>
    </style:style>
    <style:style style:name="_36_0_20__25__20__2013__20_Poudarek6" style:display-name="60 % – Poudarek6" style:family="table-cell" style:parent-style-name="Default" style:data-style-name="N0">
      <style:table-cell-properties fo:background-color="#fac090"/>
      <style:text-properties fo:color="#ffffff"/>
    </style:style>
    <style:style style:name="Dobro" style:family="table-cell" style:parent-style-name="Default" style:data-style-name="N0">
      <style:table-cell-properties fo:background-color="#c6efce"/>
      <style:text-properties fo:color="#006100"/>
    </style:style>
    <style:style style:name="Izhod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Naslov_20_1" style:display-name="Naslov 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slov_20_2" style:display-name="Naslov 2" style:family="table-cell" style:parent-style-name="Default" style:data-style-name="N0">
      <style:table-cell-properties fo:border-bottom="0.088cm solid #a8c0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slov_20_3" style:display-name="Naslov 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Naslov_20_4" style:display-name="Naslov 4" style:family="table-cell" style:parent-style-name="Default" style:data-style-name="N0">
      <style:text-properties fo:color="#1f497d" fo:font-weight="bold" style:font-weight-asian="bold" style:font-weight-complex="bold"/>
    </style:style>
    <style:style style:name="Nevtralno" style:family="table-cell" style:parent-style-name="Default" style:data-style-name="N0">
      <style:table-cell-properties fo:background-color="#ffeb9c"/>
      <style:text-properties fo:color="#9c6500"/>
    </style:style>
    <style:style style:name="Opomba" style:family="table-cell" style:parent-style-name="Default" style:data-style-name="N0">
      <style:table-cell-properties fo:background-color="#ffffcc" fo:border="0.002cm solid #b2b2b2"/>
    </style:style>
    <style:style style:name="Opozorilo" style:family="table-cell" style:parent-style-name="Default" style:data-style-name="N0">
      <style:text-properties fo:color="#ff0000"/>
    </style:style>
    <style:style style:name="Pojasnjevalno_20_besedilo" style:display-name="Pojasnjevalno besedilo" style:family="table-cell" style:parent-style-name="Default" style:data-style-name="N0">
      <style:text-properties fo:color="#7f7f7f" fo:font-style="italic" style:font-style-asian="italic" style:font-style-complex="italic"/>
    </style:style>
    <style:style style:name="Poudarek1" style:family="table-cell" style:parent-style-name="Default" style:data-style-name="N0">
      <style:table-cell-properties fo:background-color="#4f81bd"/>
      <style:text-properties fo:color="#ffffff"/>
    </style:style>
    <style:style style:name="Poudarek2" style:family="table-cell" style:parent-style-name="Default" style:data-style-name="N0">
      <style:table-cell-properties fo:background-color="#c0504d"/>
      <style:text-properties fo:color="#ffffff"/>
    </style:style>
    <style:style style:name="Poudarek3" style:family="table-cell" style:parent-style-name="Default" style:data-style-name="N0">
      <style:table-cell-properties fo:background-color="#9bbb59"/>
      <style:text-properties fo:color="#ffffff"/>
    </style:style>
    <style:style style:name="Poudarek4" style:family="table-cell" style:parent-style-name="Default" style:data-style-name="N0">
      <style:table-cell-properties fo:background-color="#8064a2"/>
      <style:text-properties fo:color="#ffffff"/>
    </style:style>
    <style:style style:name="Poudarek5" style:family="table-cell" style:parent-style-name="Default" style:data-style-name="N0">
      <style:table-cell-properties fo:background-color="#4bacc6"/>
      <style:text-properties fo:color="#ffffff"/>
    </style:style>
    <style:style style:name="Poudarek6" style:family="table-cell" style:parent-style-name="Default" style:data-style-name="N0">
      <style:table-cell-properties fo:background-color="#f79646"/>
      <style:text-properties fo:color="#ffffff"/>
    </style:style>
    <style:style style:name="Povezana_20_celica" style:display-name="Povezana celica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Preveri_20_celico" style:display-name="Preveri celico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  <style:style style:name="Računanje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Slabo" style:family="table-cell" style:parent-style-name="Default" style:data-style-name="N0">
      <style:table-cell-properties fo:background-color="#ffc7ce"/>
      <style:text-properties fo:color="#9c0006"/>
    </style:style>
    <style:style style:name="Vnos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Vsota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Excel_5f_BuiltIn_5f_20_20__25__20__2013__20_Poudarek1" style:display-name="Excel_BuiltIn_20 % – Poudarek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2" style:display-name="Excel_BuiltIn_20 % – Poudarek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3" style:display-name="Excel_BuiltIn_20 % – Poudarek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4" style:display-name="Excel_BuiltIn_2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5" style:display-name="Excel_BuiltIn_20 % – Poudarek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0__25__20__2013__20_Poudarek6" style:display-name="Excel_BuiltIn_20 % – Poudarek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1" style:display-name="Excel_BuiltIn_40 % – Poudarek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2" style:display-name="Excel_BuiltIn_40 % – Poudarek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3" style:display-name="Excel_BuiltIn_40 % – Poudarek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4" style:display-name="Excel_BuiltIn_40 % – Poudarek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5" style:display-name="Excel_BuiltIn_40 % – Poudarek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0__25__20__2013__20_Poudarek6" style:display-name="Excel_BuiltIn_40 % – Poudarek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1" style:display-name="Excel_BuiltIn_60 % – Poudarek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2" style:display-name="Excel_BuiltIn_60 % – Poudarek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3" style:display-name="Excel_BuiltIn_60 % – Poudarek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4" style:display-name="Excel_BuiltIn_60 % – 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5" style:display-name="Excel_BuiltIn_60 % – 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0__25__20__2013__20_Poudarek6" style:display-name="Excel_BuiltIn_60 % – Poudarek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Dobro" style:display-name="Excel_BuiltIn_Dobr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zhod" style:display-name="Excel_BuiltIn_Izhod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" style:display-name="Excel_BuiltIn_Naslov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Naslov_20_1" style:display-name="Excel_BuiltIn_Naslov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Naslov_20_2" style:display-name="Excel_BuiltIn_Naslov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Naslov_20_3" style:display-name="Excel_BuiltIn_Naslov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aslov_20_4" style:display-name="Excel_BuiltIn_Naslov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Nevtralno" style:display-name="Excel_BuiltIn_Nevtralno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Opomba" style:display-name="Excel_BuiltIn_Opomba" style:family="table-cell" style:parent-style-name="Default">
      <style:table-cell-properties fo:background-color="#ffffcc" style:diagonal-bl-tr="none" style:diagonal-tl-br="none" fo:border="0.035cm solid #c0c0c0"/>
    </style:style>
    <style:style style:name="Excel_5f_BuiltIn_5f_Opozorilo" style:display-name="Excel_BuiltIn_Opozorilo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jasnjevalno_20_besedilo" style:display-name="Excel_BuiltIn_Pojasnjevalno besedil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Poudarek1" style:display-name="Excel_BuiltIn_Poudarek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2" style:display-name="Excel_BuiltIn_Poudarek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3" style:display-name="Excel_BuiltIn_Poudarek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4" style:display-name="Excel_BuiltIn_Poudarek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5" style:display-name="Excel_BuiltIn_Poudarek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udarek6" style:display-name="Excel_BuiltIn_Poudarek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ovezana_20_celica" style:display-name="Excel_BuiltIn_Povezana celic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Preveri_20_celico" style:display-name="Excel_BuiltIn_Preveri celico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Računanje" style:display-name="Excel_BuiltIn_Računanje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Slabo" style:display-name="Excel_BuiltIn_Slab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nos" style:display-name="Excel_BuiltIn_Vnos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Vsota" style:display-name="Excel_BuiltIn_Vsota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.03.2016</text:date>, <text:time>10:40:25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ield" style:display-name="PageStyle_shiel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user</meta:initial-creator>
    <meta:creation-date>2015-10-29T13:32:33Z</meta:creation-date>
    <dc:date>2016-03-02T10:40:25.74</dc:date>
    <meta:editing-duration>PT01H10M08S</meta:editing-duration>
    <meta:editing-cycles>58</meta:editing-cycles>
    <meta:document-statistic meta:table-count="1" meta:cell-count="69" meta:object-count="0"/>
  </office:meta>
</office:document-meta>
</file>